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3*"/>
    </style:style>
    <style:style style:name="Tabla10.B" style:family="table-column">
      <style:table-column-properties style:column-width="15.492cm" style:rel-column-width="59722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501cm" style:rel-column-width="1418*"/>
    </style:style>
    <style:style style:name="Tabla2.B" style:family="table-column">
      <style:table-column-properties style:column-width="3.611cm" style:rel-column-width="2047*"/>
    </style:style>
    <style:style style:name="Tabla2.C" style:family="table-column">
      <style:table-column-properties style:column-width="3.889cm" style:rel-column-width="2205*"/>
    </style:style>
    <style:style style:name="Tabla2.D" style:family="table-column">
      <style:table-column-properties style:column-width="6.805cm" style:rel-column-width="385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501cm" style:rel-column-width="1418*"/>
    </style:style>
    <style:style style:name="Tabla2.B" style:family="table-column">
      <style:table-column-properties style:column-width="3.611cm" style:rel-column-width="2047*"/>
    </style:style>
    <style:style style:name="Tabla2.C" style:family="table-column">
      <style:table-column-properties style:column-width="3.889cm" style:rel-column-width="2205*"/>
    </style:style>
    <style:style style:name="Tabla2.D" style:family="table-column">
      <style:table-column-properties style:column-width="6.805cm" style:rel-column-width="385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 style:master-page-name="">
      <style:paragraph-properties style:page-number="auto"/>
      <style:text-properties fo:color="#3465a4" loext:opacity="100%" style:font-name="Liberation Sans" fo:font-size="28pt" fo:font-weight="bold" officeooo:rsid="00259e8d" officeooo:paragraph-rsid="00259e8d" style:font-name-asian="PingFang SC" style:font-size-asian="28pt" style:font-weight-asian="bold" style:font-name-complex="Lucida Sans" style:font-size-complex="28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23530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223530" officeooo:paragraph-rsid="00223530" style:font-weight-asian="bold" style:font-weight-complex="bold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223530" officeooo:paragraph-rsid="00233763" style:font-weight-asian="bold" style:font-weight-complex="bold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233763" officeooo:paragraph-rsid="00233763" style:font-weight-asian="bold" style:font-weight-complex="bold"/>
    </style:style>
    <style:style style:name="P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223530" officeooo:paragraph-rsid="00263a30" style:font-weight-asian="bold" style:font-weight-complex="bold"/>
    </style:style>
    <style:style style:name="P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223530" officeooo:paragraph-rsid="00268217" style:font-weight-asian="bold" style:font-weight-complex="bold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23530" style:font-weight-asian="bold" style:font-weight-complex="bold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263a30" officeooo:paragraph-rsid="00263a30" style:font-weight-asian="bold" style:font-weight-complex="bold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Courier New" fo:font-weight="bold" officeooo:rsid="00268217" officeooo:paragraph-rsid="00268217" style:font-weight-asian="bold" style:font-weight-complex="bold"/>
    </style:style>
    <style:style style:name="P15" style:family="paragraph" style:parent-style-name="Table_20_Contents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style:font-name="Courier New" style:text-underline-style="none" fo:font-weight="bold" officeooo:rsid="00268217" officeooo:paragraph-rsid="00268217" style:font-weight-asian="bold" style:font-weight-complex="bold"/>
    </style:style>
    <style:style style:name="P16" style:family="paragraph" style:parent-style-name="Table_20_Contents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style:font-name="Courier New" style:text-underline-style="none" fo:font-weight="bold" officeooo:rsid="00223530" officeooo:paragraph-rsid="00268217" style:font-weight-asian="bold" style:font-weight-complex="bold"/>
    </style:style>
    <style:style style:name="P17" style:family="paragraph" style:parent-style-name="Table_20_Contents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color="#ff0000" loext:opacity="100%" style:font-name="Courier New" style:text-underline-style="solid" style:text-underline-width="auto" style:text-underline-color="font-color" fo:font-weight="bold" officeooo:rsid="00223530" officeooo:paragraph-rsid="00268217" style:font-weight-asian="bold" style:font-weight-complex="bold"/>
    </style:style>
    <style:style style:name="P18" style:family="paragraph" style:parent-style-name="Table_20_Contents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color="#000000" loext:opacity="100%" style:font-name="Courier New" style:text-underline-style="none" fo:font-weight="bold" officeooo:rsid="0027bfdc" officeooo:paragraph-rsid="0027bfd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weight="bold" officeooo:rsid="0027bfdc" officeooo:paragraph-rsid="0027bfdc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weight="normal" officeooo:rsid="0027bfdc" officeooo:paragraph-rsid="0027bfdc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urier New" fo:font-weight="normal" officeooo:rsid="0027bfdc" officeooo:paragraph-rsid="0027bfdc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ourier New" fo:font-weight="normal" officeooo:rsid="0029718a" officeooo:paragraph-rsid="0029718a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weight="normal" officeooo:rsid="0029718a" officeooo:paragraph-rsid="0029718a" style:font-weight-asian="normal" style:font-weight-complex="normal"/>
    </style:style>
    <style:style style:name="T1" style:family="text">
      <style:text-properties officeooo:rsid="002235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9e8d" style:font-weight-asian="bold" style:font-weight-complex="bold"/>
    </style:style>
    <style:style style:name="T4" style:family="text">
      <style:text-properties fo:font-weight="bold" officeooo:rsid="00263a30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263a30"/>
    </style:style>
    <style:style style:name="T7" style:family="text">
      <style:text-properties style:font-name="Courier New" officeooo:rsid="00268217"/>
    </style:style>
    <style:style style:name="T8" style:family="text">
      <style:text-properties officeooo:rsid="00268217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officeooo:rsid="00268217"/>
    </style:style>
    <style:style style:name="T11" style:family="text">
      <style:text-properties officeooo:rsid="0029718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es</text:p>
      <text:p text:style-name="Subtitle"/>
      <table:table table:name="Tabla1" table:style-name="Tabla1">
        <table:table-column table:style-name="Tabla1.A"/>
        <table:table-column table:style-name="Tabla1.B"/>
        <table:table-row table:style-name="TableLine2430915484336">
          <table:table-cell table:style-name="Tabla1.A1" office:value-type="string">
            <text:p text:style-name="P4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3">Apelidos, Nome</text:span><text:span text:style-name="T2">: </text:span><text:span text:style-name="T4">Iglesias Nieto, Rodrigo</text:span>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 table:style-name="TableLine2430915475632">
          <table:table-cell table:style-name="Tabla10.A1" office:value-type="string">
            <text:p text:style-name="P4"><draw:frame draw:style-name="fr1" draw:name="gráficos9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10.B1" office:value-type="string">
            <text:p text:style-name="P6">1. <text:span text:style-name="T1"><text:s/>Trátase de establecer as direccións IP dunha rede formada polas seguintes subredes: </text:span></text:p>
            <text:p text:style-name="P6"/>
            <text:p text:style-name="P7">• 20 segmentos de 310 equipos. <text:span text:style-name="T6">(Equipos: 20 * 310 = 6200)</text:span></text:p>
            <text:p text:style-name="P10">• 18 segmentos de 90 equipos. <text:s text:c="2"/><text:span text:style-name="T6">(Equipos: 18 * 990 = 1620)</text:span></text:p>
            <text:p text:style-name="P10">• 23 segmentos de 110 equipos. <text:span text:style-name="T6">(Equipos: 23 * 110 = 2530)</text:span></text:p>
            <text:p text:style-name="P10">• 12 segmentos de 40 equipos. <text:s text:c="2"/><text:span text:style-name="T6">(Equipos: 12 * <text:s/>40 = <text:s/>480)</text:span></text:p>
            <text:p text:style-name="P13">Numero total de equipos: <text:span text:style-name="T5">10830</text:span></text:p>
            <text:p text:style-name="P7">Hai que ter en conta que só se deberá utilizar unha dirección de rede (clase A, B ou C) que se axuste ás necesidades. </text:p>
            <text:p text:style-name="P6"/>
            <text:p text:style-name="P14">Clase B -&gt; 172.16.0.0/16</text:p>
            <text:p text:style-name="P6"/>
            <text:p text:style-name="P7">Pídese: </text:p>
            <text:p text:style-name="P11">• A dirección IP da rede e a clase. <text:span text:style-name="T7">Clase B -&gt; 172.16.0.0/16</text:span></text:p>
            <text:p text:style-name="P6"/>
            <text:p text:style-name="P8">• Direccións dos 5 primeiros segmentos de rede de cada tipo, as súas direccións de broadcast e o rango de direccións para os equipos en cada un deles (asignadas e libres). </text:p>
            <text:p text:style-name="P7"/>
            <text:p text:style-name="P9"><text:span text:style-name="T1">• </text:span>Direccións dos segmentos de rede libres.</text:p>
          </table:table-cell>
        </table:table-row>
        <table:table-row table:style-name="TableLine2430915470464">
          <table:table-cell table:style-name="Tabla10.A2" table:number-columns-spanned="2" office:value-type="string">
            <text:p text:style-name="P5">Solución</text:p>
          </table:table-cell>
          <table:covered-table-cell/>
        </table:table-row>
        <table:table-row table:style-name="TableLine2430915470736">
          <table:table-cell table:style-name="Tabla10.A3" table:number-columns-spanned="2" office:value-type="string">
            <text:p text:style-name="P17">20 segmentos de 310 equipos</text:p>
            <text:p text:style-name="P16"><text:s text:c="6"/><text:span text:style-name="T8">(subred)</text:span><text:span text:style-name="T10">(host)</text:span></text:p>
            <text:p text:style-name="P15">172.16.0000000<text:span text:style-name="T9">0.00000000</text:span></text:p>
            <text:p text:style-name="P18">Subred 0: 172.16.0.0/23 &lt;-&gt; 172.16.1.255/23 (broadcast)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eLine2430743890928">
                <table:table-cell table:style-name="Tabla2.A1" office:value-type="string">
                  <text:p text:style-name="P19">Nº Subrede</text:p>
                </table:table-cell>
                <table:table-cell table:style-name="Tabla2.A1" office:value-type="string">
                  <text:p text:style-name="P19">Dir. Subrede</text:p>
                </table:table-cell>
                <table:table-cell table:style-name="Tabla2.A1" office:value-type="string">
                  <text:p text:style-name="P19">Dir. Broadcast</text:p>
                </table:table-cell>
                <table:table-cell table:style-name="Tabla2.D1" office:value-type="string">
                  <text:p text:style-name="P19">Rango Ips</text:p>
                </table:table-cell>
              </table:table-row>
              <table:table-row table:style-name="TableLine2430743890928">
                <table:table-cell table:style-name="Tabla2.A2" office:value-type="string">
                  <text:p text:style-name="P20">0</text:p>
                </table:table-cell>
                <table:table-cell table:style-name="Tabla2.A2" office:value-type="string">
                  <text:p text:style-name="P21">172.16.0.0/23</text:p>
                </table:table-cell>
                <table:table-cell table:style-name="Tabla2.A2" office:value-type="string">
                  <text:p text:style-name="P21">172.16.1.255</text:p>
                </table:table-cell>
                <table:table-cell table:style-name="Tabla2.D2" office:value-type="string">
                  <text:p text:style-name="P20">172.16.1.255-172.16.1.254</text:p>
                </table:table-cell>
              </table:table-row>
              <table:table-row table:style-name="TableLine2430743890928">
                <table:table-cell table:style-name="Tabla2.A2" office:value-type="string">
                  <text:p text:style-name="P20">1</text:p>
                </table:table-cell>
                <table:table-cell table:style-name="Tabla2.A2" office:value-type="string">
                  <text:p text:style-name="P21">172.16.2.0/23</text:p>
                </table:table-cell>
                <table:table-cell table:style-name="Tabla2.A2" office:value-type="string">
                  <text:p text:style-name="P21">172.16.3.<text:span text:style-name="T11">255</text:span></text:p>
                </table:table-cell>
                <table:table-cell table:style-name="Tabla2.D2" office:value-type="string">
                  <text:p text:style-name="P22">172.16.2.001-172.16.3.254</text:p>
                </table:table-cell>
              </table:table-row>
              <table:table-row table:style-name="TableLine2430743890928">
                <table:table-cell table:style-name="Tabla2.A2" office:value-type="string">
                  <text:p text:style-name="P22">2</text:p>
                </table:table-cell>
                <table:table-cell table:style-name="Tabla2.A2" office:value-type="string">
                  <text:p text:style-name="P23">172.16.4.0/23</text:p>
                </table:table-cell>
                <table:table-cell table:style-name="Tabla2.A2" office:value-type="string">
                  <text:p text:style-name="P23">172.16.5.255</text:p>
                </table:table-cell>
                <table:table-cell table:style-name="Tabla2.D2" office:value-type="string">
                  <text:p text:style-name="P22">172.16.4.001-172.16.5.254</text:p>
                </table:table-cell>
              </table:table-row>
              <table:table-row table:style-name="TableLine2430743890928">
                <table:table-cell table:style-name="Tabla2.A2" office:value-type="string">
                  <text:p text:style-name="P22">3</text:p>
                </table:table-cell>
                <table:table-cell table:style-name="Tabla2.A2" office:value-type="string">
                  <text:p text:style-name="P23">172.16.6.0/23</text:p>
                </table:table-cell>
                <table:table-cell table:style-name="Tabla2.A2" office:value-type="string">
                  <text:p text:style-name="P23">172.16.7.255</text:p>
                </table:table-cell>
                <table:table-cell table:style-name="Tabla2.D2" office:value-type="string">
                  <text:p text:style-name="P22">172.16.6.001-172.16.7.254</text:p>
                </table:table-cell>
              </table:table-row>
              <table:table-row table:style-name="TableLine2430743890928">
                <table:table-cell table:style-name="Tabla2.A2" office:value-type="string">
                  <text:p text:style-name="P22">4</text:p>
                </table:table-cell>
                <table:table-cell table:style-name="Tabla2.A2" office:value-type="string">
                  <text:p text:style-name="P23">172.16.8.0/23</text:p>
                </table:table-cell>
                <table:table-cell table:style-name="Tabla2.A2" office:value-type="string">
                  <text:p text:style-name="P23">172.16.9.255</text:p>
                </table:table-cell>
                <table:table-cell table:style-name="Tabla2.D2" office:value-type="string">
                  <text:p text:style-name="P22">172.16.8.001-172.16.9.254</text:p>
                </table:table-cell>
              </table:table-row>
            </table:table>
            <text:p text:style-name="P18"><text:soft-page-break/><text:s/>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2-10T21:43:54.093000000</dc:date>
    <meta:editing-duration>PT8H41M37S</meta:editing-duration>
    <meta:editing-cycles>149</meta:editing-cycles>
    <meta:generator>LibreOffice/7.1.2.2$Windows_X86_64 LibreOffice_project/8a45595d069ef5570103caea1b71cc9d82b2aae4</meta:generator>
    <meta:document-statistic meta:table-count="3" meta:image-count="2" meta:object-count="0" meta:page-count="2" meta:paragraph-count="47" meta:word-count="195" meta:character-count="1252" meta:non-whitespace-character-count="1083"/>
  </office:meta>
</office:document-meta>
</file>